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semaine2duprojettutoré" style:family="table">
      <style:table-properties style:width="17cm" table:align="margins"/>
    </style:style>
    <style:style style:name="semaine2duprojettutoré.A" style:family="table-column">
      <style:table-column-properties style:column-width="2.833cm" style:rel-column-width="10922*"/>
    </style:style>
    <style:style style:name="semaine2duprojettutoré.F" style:family="table-column">
      <style:table-column-properties style:column-width="2.835cm" style:rel-column-width="10925*"/>
    </style:style>
    <style:style style:name="semaine2duprojettutoré.A1" style:family="table-cell">
      <style:table-cell-properties fo:padding="0.097cm" fo:border-left="0.05pt solid #000000" fo:border-right="none" fo:border-top="0.05pt solid #000000" fo:border-bottom="0.05pt solid #000000"/>
    </style:style>
    <style:style style:name="semaine2duprojettutoré.F1" style:family="table-cell">
      <style:table-cell-properties fo:padding="0.097cm" fo:border="0.05pt solid #000000"/>
    </style:style>
    <style:style style:name="semaine2duprojettutoré.A2" style:family="table-cell">
      <style:table-cell-properties fo:padding="0.097cm" fo:border-left="0.05pt solid #000000" fo:border-right="none" fo:border-top="none" fo:border-bottom="0.05pt solid #000000"/>
    </style:style>
    <style:style style:name="semaine2duprojettutoré.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paragraph-properties>
        <style:tab-stops>
          <style:tab-stop style:position="7.911cm"/>
        </style:tab-stops>
      </style:paragraph-properties>
      <style:text-properties style:text-underline-style="none"/>
    </style:style>
    <style:style style:name="P4" style:family="paragraph" style:parent-style-name="Text_20_body">
      <style:paragraph-properties>
        <style:tab-stops>
          <style:tab-stop style:position="7.911cm"/>
        </style:tab-stops>
      </style:paragraph-properties>
      <style:text-properties style:text-underline-style="none"/>
    </style:style>
    <style:style style:name="P5" style:family="paragraph" style:parent-style-name="Text_20_body">
      <style:paragraph-properties>
        <style:tab-stops>
          <style:tab-stop style:position="7.911cm"/>
        </style:tab-stops>
      </style:paragraph-properties>
    </style:style>
    <style:style style:name="P6" style:family="paragraph" style:parent-style-name="Heading_20_2">
      <style:text-properties style:text-underline-style="solid" style:text-underline-width="auto" style:text-underline-color="font-color"/>
    </style:style>
    <style:style style:name="P7" style:family="paragraph" style:parent-style-name="Heading_20_2">
      <style:paragraph-properties>
        <style:tab-stops>
          <style:tab-stop style:position="7.911cm"/>
        </style:tab-stops>
      </style:paragraph-properties>
      <style:text-properties style:text-underline-style="solid" style:text-underline-width="auto" style:text-underline-color="font-color"/>
    </style:style>
    <style:style style:name="P8" style:family="paragraph" style:parent-style-name="Heading_20_1">
      <style:paragraph-properties fo:text-align="center" style:justify-single-word="fals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apport d'activité hebdomadaire 2</text:h>
      <text:p text:style-name="Text_20_body"/>
      <text:h text:style-name="P6" text:outline-level="2">A Diagramme des travaux.</text:h>
      <table:table table:name="semaine2duprojettutoré" table:style-name="semaine2duprojettutoré">
        <table:table-column table:style-name="semaine2duprojettutoré.A" table:number-columns-repeated="5"/>
        <table:table-column table:style-name="semaine2duprojettutoré.F"/>
        <table:table-row>
          <table:table-cell table:style-name="semaine2duprojettutoré.A1" office:value-type="string">
            <text:p text:style-name="Table_20_Contents"/>
          </table:table-cell>
          <table:table-cell table:style-name="semaine2duprojettutoré.A1" office:value-type="string">
            <text:p text:style-name="Table_20_Contents">Lundi</text:p>
          </table:table-cell>
          <table:table-cell table:style-name="semaine2duprojettutoré.A1" office:value-type="string">
            <text:p text:style-name="Table_20_Contents">Mardi</text:p>
          </table:table-cell>
          <table:table-cell table:style-name="semaine2duprojettutoré.A1" office:value-type="string">
            <text:p text:style-name="Table_20_Contents">Mercredi</text:p>
          </table:table-cell>
          <table:table-cell table:style-name="semaine2duprojettutoré.A1" office:value-type="string">
            <text:p text:style-name="Table_20_Contents">Jeudi</text:p>
          </table:table-cell>
          <table:table-cell table:style-name="semaine2duprojettutoré.F1" office:value-type="string">
            <text:p text:style-name="Table_20_Contents">Vendredi</text:p>
          </table:table-cell>
        </table:table-row>
        <table:table-row>
          <table:table-cell table:style-name="semaine2duprojettutoré.A2" office:value-type="string">
            <text:p text:style-name="Table_20_Contents">8h00-10h00</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0h00-12h00</text:p>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2h00-14h00</text:p>
          </table:table-cell>
          <table:table-cell table:style-name="semaine2duprojettutoré.A2" office:value-type="string">
            <text:p text:style-name="Table_20_Contents"/>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A2" office:value-type="string">
            <text:p text:style-name="Table_20_Contents"/>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4h00-16h00</text:p>
          </table:table-cell>
          <table:table-cell table:style-name="semaine2duprojettutoré.A2" office:value-type="string">
            <text:p text:style-name="Table_20_Contents">Redéploiement cluster.</text:p>
          </table:table-cell>
          <table:table-cell table:style-name="semaine2duprojettutoré.A2" office:value-type="string">
            <text:p text:style-name="Table_20_Contents"/>
          </table:table-cell>
          <table:table-cell table:style-name="semaine2duprojettutoré.A2" office:value-type="string">
            <text:p text:style-name="Table_20_Contents">Redéploiement du cluster.</text:p>
            <text:p text:style-name="Table_20_Contents">Mise en place des machines virtuelles qemu.</text:p>
          </table:table-cell>
          <table:table-cell table:style-name="semaine2duprojettutoré.A2" office:value-type="string">
            <text:p text:style-name="Table_20_Contents">Rapport d'activité.</text:p>
            <text:p text:style-name="Table_20_Contents">Résolution de problèmes cluster</text:p>
          </table:table-cell>
          <table:table-cell table:style-name="semaine2duprojettutoré.F2" office:value-type="string">
            <text:p text:style-name="Table_20_Contents"/>
          </table:table-cell>
        </table:table-row>
        <table:table-row>
          <table:table-cell table:style-name="semaine2duprojettutoré.A2" office:value-type="string">
            <text:p text:style-name="Table_20_Contents">16h00-18h00</text:p>
          </table:table-cell>
          <table:table-cell table:style-name="semaine2duprojettutoré.A2" office:value-type="string">
            <text:p text:style-name="Table_20_Contents">Redéploiement cluster.</text:p>
          </table:table-cell>
          <table:table-cell table:style-name="semaine2duprojettutoré.A2" office:value-type="string">
            <text:p text:style-name="Table_20_Contents"/>
          </table:table-cell>
          <table:table-cell table:style-name="semaine2duprojettutoré.A2" office:value-type="string">
            <text:p text:style-name="Table_20_Contents">Sauvegardes.</text:p>
          </table:table-cell>
          <table:table-cell table:style-name="semaine2duprojettutoré.A2" office:value-type="string">
            <text:p text:style-name="Table_20_Contents">Mise en place d'un tunnel ssh pour accéder aux machines depuis l'extérieur..</text:p>
          </table:table-cell>
          <table:table-cell table:style-name="semaine2duprojettutoré.F2" office:value-type="string">
            <text:p text:style-name="Table_20_Contents"/>
          </table:table-cell>
        </table:table-row>
      </table:table>
      <text:p text:style-name="P1"/>
      <text:p text:style-name="P1"/>
      <text:h text:style-name="P6" text:outline-level="2">B Tâches réalisées, succès, échecs</text:h>
      <text:p text:style-name="Text_20_body"><text:span text:style-name="T1"/></text:p>
      <text:p text:style-name="P3">Cette semaine, suite aux difficultés rencontrées en fin de semaine dernière, nous avons décidé de recommencer le déploiement depuis la base...</text:p>
      <text:p text:style-name="P3">Nous avons également réfléchi à une méthode de sauvegarde de nos serveurs une fois déployés pour <text:s/>ne plus avoir à recommencer une installation complète.</text:p>
      <text:p text:style-name="P3">Parallèlement un cluster est également en cours de déploiement dans un environnement virtualisé sous qemu-kvm.</text:p>
      <text:p text:style-name="P3">Les manipulations effectuées sur les machines figurent dans le dépôt Git dans le dossier Gestion de projet, comme il est recommandé.</text:p>
      <text:p text:style-name="P3">Le cluster à été redéployé sur quatre machines physiques de notre salle de cours. La procédure suivie à été quasiment identique à celle effectuée la semaine précédente.</text:p>
      <text:p text:style-name="P3">Des copies de sauvegardes des machines utilisées pour le cluster ont été réalisées, elles ont étés réalisées avec la commande dd. Nous avons copié avec cette commande les partitions sda1 des machines.</text:p>
      <text:p text:style-name="P3">Les procédures sont longues et fastidieuses, ce qui à été particulièrement chronophage pour nous cette semaine, en plus du peu de créneau de travail alloués au projet tutoré.</text:p>
      <text:p text:style-name="P3"/>
      <text:h text:style-name="P6" text:outline-level="2"><text:soft-page-break/>C Prévisionnel</text:h>
      <text:p text:style-name="P1"/>
      <text:p text:style-name="P2"><text:tab/>La semaine prochaine nous pensons finaliser l'installation, démarrer le cluster et commencer à l'utiliser. </text:p>
      <text:p text:style-name="P2">Nous devons commencer également à rédiger plus en détail la procédure d'installation de Ceph.</text:p>
      <text:p text:style-name="P3">Faire des tests de restauration de nos images de sauvegarde.</text:p>
      <text:h text:style-name="P7" text:outline-level="2">D Questions, points bloquants.</text:h>
      <text:p text:style-name="P5"><text:span text:style-name="T1"/></text:p>
      <text:p text:style-name="P3">Peu de difficultés rencontrées cette semaine (pas de nouvelles difficultés dans la procédure d'installation). Les installations et configuration des services nous fait perdre un temps précieux.</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 </meta:initial-creator>
    <meta:creation-date>2014-02-12T14:38:56</meta:creation-date>
    <dc:date>2014-02-12T16:56:16</dc:date>
    <dc:creator>ant </dc:creator>
    <meta:editing-duration>PT2H16M21S</meta:editing-duration>
    <meta:editing-cycles>3</meta:editing-cycles>
    <meta:generator>LibreOffice/3.5$Linux_X86_64 LibreOffice_project/350m1$Build-2</meta:generator>
    <meta:document-statistic meta:table-count="1" meta:image-count="0" meta:object-count="0" meta:page-count="2" meta:paragraph-count="34" meta:word-count="294" meta:character-count="2002" meta:non-whitespace-character-count="1739"/>
  </office:meta>
</office:document-meta>
</file>